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2_3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Hannah Florance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2 March 1855</text:p>
      <text:p text:style-name="P2">Month<text:tab/><text:tab/><text:tab/><text:tab/><text:tab/><text:tab/>March</text:p>
      <text:p text:style-name="P2">Year<text:tab/><text:tab/><text:tab/><text:tab/><text:tab/><text:tab/>1855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Rev Morais/</text:span></text:p>
      <text:p text:style-name="P2"><text:span text:style-name="T1"><text:tab/>Dear Sir/</text:span></text:p>
      <text:p text:style-name="P2"><text:span text:style-name="T1"><text:tab/><text:tab/>I had hoped/ that I should have been able to have/ seen you before this to congratulate you/ upon your marriage but indisposition/ in my family has prevented me,/ I have also a request to make which/ I would have rather made in person/ but as day after day passes I fear/ I will not be able to do so for some/ time to come therefore take this/ method./</text:span></text:p>
      <text:p text:style-name="P2"><text:span text:style-name="T1">I understood my Dear Sir that/ you have receved[sic] duplicates of those/ little pieces I sent you (fearing that/ would be the case I did not have your/</text:span></text:p>
      <text:p text:style-name="P2"><text:span text:style-name="T1"/></text:p>
      <text:p text:style-name="P2"><text:span text:style-name="T1">[Page 2]</text:span></text:p>
      <text:p text:style-name="P2"><text:span text:style-name="T1">name engraved) in token of my regard/ you will oblige me by returning them/ to Conrad Bard &amp; son Arch street near/ Sixth St. and by giving me a list of/ silver articles you and your Lady received/ as marriage gifts, this may seem/ a novel mode of proceedings but/ I can only give as an excuse for so/ doing my earnest wish of making/ my little gift useful to you and/ yours./</text:span></text:p>
      <text:p text:style-name="P2"><text:span text:style-name="T1"><text:tab/>I hope my dear sir that you/ did not think that the sending of/ those things late on Friday evening was/ intentional for I gave the peson[sic]/ strik[sic] orders that they should be/ sent before five oclock./</text:span></text:p>
      <text:p text:style-name="P2"><text:span text:style-name="T1">all my family join in kind regards/ to yourself and Mrs Morais/</text:span></text:p>
      <text:p text:style-name="P2"><text:span text:style-name="T1">believe dear sir yours most truly/</text:span></text:p>
      <text:p text:style-name="P2"><text:span text:style-name="T1"><text:tab/>Hannah Florance/</text:span></text:p>
      <text:p text:style-name="P2"><text:span text:style-name="T1">if it is convenient send the articles by/ the bearer/</text:span></text:p>
      <text:p text:style-name="P2"><text:span text:style-name="T1"/></text:p>
      <text:p text:style-name="P2"><text:span text:style-name="T1">Thursday March 22d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1T13:03:04</meta:creation-date>
    <dc:date>2009-04-21T13:18:54</dc:date>
    <dc:language>en-US</dc:language>
    <meta:editing-cycles>2</meta:editing-cycles>
    <meta:editing-duration>PT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3" meta:word-count="409" meta:character-count="2566"/>
  </office:meta>
</office:document-meta>
</file>